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9.924cm"/>
    </style:style>
    <style:style style:name="co4" style:family="table-column">
      <style:table-column-properties fo:break-before="auto" style:column-width="4.3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table-cell-properties fo:border="0.74pt solid #000000"/>
    </style:style>
    <style:style style:name="ce2" style:family="table-cell" style:parent-style-name="Default">
      <style:table-cell-properties fo:background-color="#b4c7dc" fo:border="0.74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a7500" fo:border="0.74pt solid #000000"/>
    </style:style>
    <style:style style:name="ce4" style:family="table-cell" style:parent-style-name="Default">
      <style:table-cell-properties fo:background-color="#729fcf" fo:border="0.74pt solid #000000"/>
    </style:style>
    <style:style style:name="ce5" style:family="table-cell" style:parent-style-name="Default">
      <style:table-cell-properties fo:background-color="#e8a202" fo:border="0.74pt solid #000000"/>
    </style:style>
    <style:style style:name="ce6" style:family="table-cell" style:parent-style-name="Default">
      <style:table-cell-properties fo:background-color="#1c1c1c" fo:border="0.74pt solid #000000"/>
    </style:style>
    <style:style style:name="ce7" style:family="table-cell" style:parent-style-name="Default">
      <style:table-cell-properties fo:background-color="#bf0041" fo:border="0.74pt solid #000000"/>
    </style:style>
    <style:style style:name="ce8" style:family="table-cell" style:parent-style-name="Default">
      <style:table-cell-properties fo:background-color="#3465a4" fo:border="0.74pt solid #000000"/>
    </style:style>
    <style:style style:name="ce9" style:family="table-cell" style:parent-style-name="Default">
      <style:table-cell-properties fo:background-color="#acb20c" fo:border="0.74pt solid #000000"/>
    </style:style>
    <style:style style:name="ce27" style:family="table-cell" style:parent-style-name="Default">
      <style:table-cell-properties fo:background-color="#0012ff" fo:border="0.74pt solid #000000"/>
    </style:style>
    <style:style style:name="ce11" style:family="table-cell" style:parent-style-name="Default">
      <style:table-cell-properties fo:background-color="#7efff9" fo:border="0.74pt solid #000000"/>
    </style:style>
    <style:style style:name="ce12" style:family="table-cell" style:parent-style-name="Default">
      <style:table-cell-properties fo:background-color="#dde8cb" fo:border="0.74pt solid #000000"/>
    </style:style>
    <style:style style:name="ce13" style:family="table-cell" style:parent-style-name="Default">
      <style:table-cell-properties fo:background-color="#ffff6d" fo:border="0.74pt solid #000000"/>
    </style:style>
    <style:style style:name="ce14" style:family="table-cell" style:parent-style-name="Default">
      <style:table-cell-properties fo:background-color="#f8f1da" fo:border="0.74pt solid #000000"/>
    </style:style>
    <style:style style:name="ce15" style:family="table-cell" style:parent-style-name="Default">
      <style:table-cell-properties fo:background-color="#ddc2aa" fo:border="0.74pt solid #000000"/>
    </style:style>
    <style:style style:name="ce16" style:family="table-cell" style:parent-style-name="Default">
      <style:table-cell-properties fo:background-color="#e0c2cd" fo:border="0.74pt solid #000000"/>
    </style:style>
    <style:style style:name="ce17" style:family="table-cell" style:parent-style-name="Default">
      <style:table-cell-properties fo:background-color="#3faf46" fo:border="0.74pt solid #000000"/>
    </style:style>
    <style:style style:name="ce1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List" table:style-name="ta1">
        <table:table-column table:style-name="co1" table:default-cell-style-name="ce2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Owned</text:p>
          </table:table-cell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's Journe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's Journe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ko's Exi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ko's Exi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g, the Last Air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ng, the Last Air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bender's Revers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bender's Revers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rbending Les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rbending Les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a, Loyal Sky Bi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a, Loyal Sky Bi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vatar Enthusias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vatar Enthusias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assionate H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assionate Hea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rious Farm Anima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rious Farm Anima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stined Confront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stined Confront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rth Kingdom Jai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rth Kingdom Jai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arth Kingdom Protect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arth Kingdom Protect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ter the Avatar Stat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ter the Avatar Stat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ncy Footwor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ncy Footwor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ther the White Lotu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ther the White Lot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lider Ki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lider Ki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lider Staff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lider Staff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vasion Reinforce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vasion Reinforce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eong Jeong's Deser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eong Jeong's Deser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yoshi Warri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yoshi Warri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ster Pianda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ster Pianda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mo, Playful P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mo, Playful P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th to Redemp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th to Redemp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baroo Troo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baroo Troo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zor R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zor R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ndbenders' Sto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ndbenders' Sto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ern Air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ern Air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am Avat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am Avat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engeful Villa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engeful Villa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ater Tribe Cap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ater Tribe Cap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ter Tribe Rall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ter Tribe Rall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ip Yip!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ip Yip!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ccumulate Wisdo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ccumulate Wisdo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nevolent River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nevolent River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omerang Basic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omerang Basic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ashing Wav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ashing Wav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mber Island Produc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mber Island Produc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irst-Time Fly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irst-Time Fly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exible Water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exible Water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orecasting Fortune Tel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orecasting Fortune Tel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yser Lea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yser Lea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iant Ko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iant Ko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ran-Gr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ran-Gr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nest Wor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nest Wor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guana Parro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guana Parro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vasion Submersib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vasion Submersib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t'll Quench Ya!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t'll Quench Ya!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atara, Bending Prodig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atara, Bending Prodig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nowledge See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nowledge See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st Day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st Day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ster Pakk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ster Pakk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th Pole Patro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th Pole Patro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ctopus Fo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ctopus Fo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ter-Pengu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ter-Pengu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owdy Snowball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owdy Snowball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rpent of the Pa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rpent of the Pa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kka's Haik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kka's Haik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e Spirit Oasi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e Spirit Oasi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o, Spirited Gli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o, Spirited Gli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aterbending Les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aterbending Les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bending Scro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bending Scro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atery Gras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atery Gras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zula Always L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zula Always L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zula, On the Hu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zula, On the Hu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etle-Headed Mercha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etle-Headed Mercha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uzzard-Wasp Colon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uzzard-Wasp Colon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llous Inspe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llous Inspec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nyon Craw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nyon Craw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t-Ga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t-Ga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rrupt Court Offici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rrupt Court Offici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i Li Indoctrin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i Li Indoctrin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adly Preci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adly Preci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pic Downfa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pic Downfa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atal Fissu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atal Fissu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ire Nation Engine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ire Nation Engine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 Navy Trebuch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 Navy Trebuch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oggy Swamp Hun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oggy Swamp Hun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eartless Ac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eartless Ac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og-Monke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og-Monke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oo Dee, One of Man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oo Dee, One of Man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e, Bounty Hun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e, Bounty Hun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 and Li, Twin Tut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 and Li, Twin Tut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rchant of Many Ha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rchant of Many Ha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rthern Air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rthern Air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zai's Cruelt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zai's Cruelt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irate Peddl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irate Peddl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inous Water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inous Water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wampsnare Tra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wampsnare Tra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undra Tan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undra Tan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olfb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olfba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Zuko's Convic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Zuko's Convic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oar-q-pin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oar-q-pin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mi Bas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mi Bas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he Cave of Two Lov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he Cave of Two Lov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ombustion M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ombustion M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mbustion Techniq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mbustion Techniq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rescent Island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rescent Island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unning Maneuv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unning Maneuv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serter's Disci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serter's Disci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ire Nation Attack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ire Nation Attack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ire Nation Cade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ire Nation Cade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ire Nation Rai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ire Nation Rai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ire Sag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ire Sag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irebending Les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irebending Les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ow to Start a Rio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ow to Start a Rio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roh's Demonstr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roh's Demonstr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Jeong Jeong, the Deser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Jeong Jeong, the Deser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Jet's Brainwash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Jet's Brainwash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ightning Strik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ightning Strik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i, Jaded Ed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i, Jaded Ed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ongoose Liza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ongoose Lizar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rice of Freedo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rice of Freedo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ough Rhino Caval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ough Rhino Caval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olstice Revelatio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olstice Revelatio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iger-Dill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iger-Dill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eetop Freedom Figh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eetop Freedom Figh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win Blad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win Blad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y Lee, Artful Acrob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y Lee, Artful Acroba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ar Ballo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ar Ballo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Yuyan Arch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Yuyan Arch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Zuko, Exiled Pri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Zuko, Exiled Pri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lies at La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lies at La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adgermo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adgermo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he Boulder, Ready to Rumb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he Boulder, Ready to Rumb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umi, King of Three Tria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umi, King of Three Tria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ycle of Renew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ycle of Renew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arth Kingdom Gener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arth Kingdom Gener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arth Rumb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arth Rumb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arthbending Les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arthbending Les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lopsie, Bumi's Budd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lopsie, Bumi's Budd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ggy Swamp Vin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ggy Swamp Vin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aru, Hidden Tal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aru, Hidden Tal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nvasion Tactic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nvasion Tactic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yoshi Island Plaz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yoshi Island Plaz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eaves from the Vin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eaves from the Vin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Origin of Metal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Origin of Metal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strich-Hor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strich-Hor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illar Launc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illar Launc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aucous Audie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aucous Audie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bellious Captiv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bellious Captiv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ckalanch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ckalanch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ocky Rebuk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ocky Rebuk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ber-Tooth Moose-L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ber-Tooth Moose-L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ismic Sen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ismic Sen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hared Roo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hared Roo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parring Dumm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parring Dumm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oph, the Blind Band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oph, the Blind Band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ue Ancest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ue Ancest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urtle-Duc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urtle-Duc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alltop Sent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alltop Sent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bandon Attach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bandon Attach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ir Nomad Legac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ir Nomad Legac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itter Wor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itter Wor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at-Ow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at-Ow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ruel Administra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ruel Administra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ai Li Ag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ai Li Ag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ragonfly Swa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ragonfly Swa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arth Kingdom Sold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arth Kingdom Sold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arth Rumble Wrestl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arth Rumble Wrestl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arth Village Ruffia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arth Village Ruffia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oggy Swamp Spirit Kee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oggy Swamp Spirit Kee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Guru Pathi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Guru Pathi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ma, the Blood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ma, the Blood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i Bai, Spirit of Bal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i Bai, Spirit of Bal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Hermitic Herbal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Hermitic Herbal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et, Freedom Figh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et, Freedom Figh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ong Feng, Grand Secretari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ong Feng, Grand Secretaria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essenger Haw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essenger Haw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latypus-Be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latypus-Be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retending Poxbear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retending Poxbear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rofessor Zei, Anthropolog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rofessor Zei, Anthropolog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okka, Lateral Strateg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okka, Lateral Strateg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uki, Kyoshi Warri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uki, Kyoshi Warri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un Warri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un Warri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olls of W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olls of W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Uncle Iro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Uncle Iro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Vindictive Warde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Vindictive Warde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andering Musicia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andering Musicia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hite Lotus Reinforce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hite Lotus Reinforce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Zhao, Ruthless Admir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Zhao, Ruthless Admir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arrels of Blasting Je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arrels of Blasting Je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er's Watersk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er's Watersk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ire Nation Wars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ire Nation Warshi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Kyoshi Battle F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Kyoshi Battle F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eteor Swo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eteor Swor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sty Boomera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sty Boomera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irship Engine Roo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irship Engine Roo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oiling Rock Pris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oiling Rock Pris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oggy Bottom Swam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oggy Bottom Swam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Kyoshi Vill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Kyoshi Vill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editation Poo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editation Poo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sty Palms Oasi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sty Palms Oasi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orth Pole Gat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orth Pole Gat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Omashu Cit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Omashu Cit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Rumble Aren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Rumble Aren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erpent's Pa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erpent's Pa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un-Blessed Pea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un-Blessed Pea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White Lotus Hideou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White Lotus Hideou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re Nation Attack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re Nation Attack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ashing Wav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ashing Wav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ombustion Techniq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ombustion Techniq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ai Li Ag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ai Li Ag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Neon Ink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Neon Ink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Neon Ink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Neon Ink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Raised 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ught Bac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ught Bac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or Tong of Chin Village (Drannith Magistrat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or Tong of Chin Village (Drannith Magistrat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pty City Ru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pty City Ru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echanist, Tactical Tinkerer (Lita, Mechanical Engineer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echanist, Tactical Tinkerer (Lita, Mechanical Engineer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ease to Memo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ease to Memo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ut's Warn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ut's Warn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ng's Shelter (Teferi's Protection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ng's Shelter (Teferi's Protection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e Dream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e Dream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gent of Treache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gent of Treache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be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be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ne Leg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ne Leg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rce of Neg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rce of Neg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prisoned in the Mo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prisoned in the Mo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ruder Ala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ruder Ala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ystic Remor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ystic Remor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o Dee, Public Servant (Sakashima of a Thousand Faces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o Dee, Public Servant (Sakashima of a Thousand Faces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ndsti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ndsti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ining Groun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ining Groun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sions of Beyo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sions of Beyo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ack Sun's Zeni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ack Sun's Zeni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oodbender's Rise (Bloodchief Ascension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oodbender's Rise (Bloodchief Ascension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uel Tu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uel Tu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re Nation Tank Train (Noxious Gearhulk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re Nation Tank Train (Noxious Gearhulk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asphemous Ac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asphemous Ac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zula, Flame of Ember Island (Diaochan, Artful Beauty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zula, Flame of Ember Island (Diaochan, Artful Beauty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ckside Extortion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ckside Extortion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rv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rv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ble Defe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ble Defec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surrec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surrec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rrorwing Drag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rrorwing Drag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nding Volle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nding Volle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aring Bloo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aring Bloo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attering Spre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attering Spre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lcanic Torr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lcanic Torr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arstorm Sur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arstorm Sur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astmaster Ascens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astmaster Ascens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mental Bo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mental Bo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e Banyan Tree (The Great Heng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e Banyan Tree (The Great Heng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eartbeat of Spr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eartbeat of Spr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eroic Interven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eroic Interven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arth Rumble Triumph (Return of the Wildspeaker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arth Rumble Triumph (Return of the Wildspeaker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ites of Flourish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ites of Flourish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unting Challen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unting Challen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uki of the Kyoshi Warriors (Captain Sisay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uki of the Kyoshi Warriors (Captain Sisay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felong Friendship (Eladamri's Call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felong Friendship (Eladamri's Call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vered Visio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vered Vision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oin the D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oin the D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 Monstrous Serpent (Koma, Cosmos Serpent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 Monstrous Serpent (Koma, Cosmos Serpent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Zuko, Redeemed (Rhys the Redeemed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Zuko, Redeemed (Rhys the Redeemed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ityscape Leve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ityscape Leve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teorit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teorit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undial of the Infinit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undial of the Infinit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 Boy in the Iceberg (Dark Depths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 Boy in the Iceberg (Dark Depths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abled Pass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abled Pass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unbaked Cany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unbaked Cany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arnished Citade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arnished Citade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eetop Vill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eetop Vill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olcano of Roku's Island (Valakut, the Molten Pinnacl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olcano of Roku's Island (Valakut, the Molten Pinnacl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ppa, the Vigil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ppa, the Vigil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atara's Revers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atara's Revers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re Nation Turr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re Nation Turre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wampbend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wampbend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okka's Char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okka's Char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arthshap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arthshap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i and Zuk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i and Zuk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ang and Katar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ang and Katar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oph, Greatest Earth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oph, Greatest Earth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kka and Suk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kka and Suk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mo's Hei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mo's Hei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ncle's Mus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ncle's Mus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ang, Air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ang, Air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ir Nomad Stud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ir Nomad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he Duke, Rebel Sent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he Duke, Rebel Sent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spired Insurge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spired Insurg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Kindly Custom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Kindly Custom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oala-Shee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oala-Shee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onk Gyats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onk Gyats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ipsqueak, Rebel Stronga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ipsqueak, Rebel Stronga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okka, Sword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okka, Sword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kka's Sword Train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kka's Sword Train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uki, Kyoshi Cap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uki, Kyoshi Cap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ale of Mom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ale of Mom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hat's Rough Budd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hat's Rough Budd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oucan-Puff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oucan-Puff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aboon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aboon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 Blue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 Blue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hakra Medit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hakra Medit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utiful Knowledge Seek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utiful Knowledge Seek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Katara, Water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Katara, Water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ightmares and Daydream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ightmares and Daydream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incess Y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incess Y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i and La, Moon and Oce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i and La, Moon and Oce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Unagi's Spra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Unagi's Spra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an Shi Tong, All-Know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an Shi Tong, All-Know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aterbender's Restor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aterbender's Restor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hirlwind Techniq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hirlwind Techniq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zula, Ruthless Fir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zula, Ruthless Fir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i Li Cens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i Li Cens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sperate Ple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sperate Ple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ire Nation Occup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ire Nation Occup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ire Nation Salva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ire Nation Salva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iant F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iant F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 and Li, Royal Advis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 and Li, Royal Advis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yla, Shirshu Sleu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yla, Shirshu Sleu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thless Water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thless Water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carring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carring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vatar Roku, Fir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vatar Roku, Fir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ong and Lily, Noma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ong and Lily, Noma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eer-Do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eer-Do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ang, Roku's Compan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ang, Roku's Compan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ounding of Omashu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ounding of Omashu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antic Confront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antic Confront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eedom Fighter Recru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eedom Fighter Recru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roh, Dragon of the W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roh, Dragon of the W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ongshot, Rebel Bowm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ongshot, Rebel Bowm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st in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st in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ku, Meandering Drumm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ku, Meandering Drumm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verwhelming Victo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verwhelming Victo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ckless Blaz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ckless Blaz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mellerbee, Rebel Figh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mellerbee, Rebel Figh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Zuko, Fire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Zuko, Fire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imal Attend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imal Attend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he Art of Te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he Art of Te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vatar Kyoshi, Earth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vatar Kyoshi, Earth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ison Whist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ison Whist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osco, Just a Be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osco, Just a Be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umi's Feast Lectu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umi's Feast Lectu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he Cabbage Merch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he Cabbage Merch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racked Earth Techniq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racked Earth Techniq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reeping Crystal Coat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reeping Crystal Coat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rystalline Arm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rystalline Arm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lephant-Mandri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lephant-Mandri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ei Bai, Forest Guard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ei Bai, Forest Guard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yoshi Warrior Exempla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yoshi Warrior Exempla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aster's Guid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aster's Guid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olid Grou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olid Grou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ale of Katara and Top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ale of Katara and Top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ectonic Spl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ectonic Spl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oph, Earth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oph, Earth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ang, A Lot to Lear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ang, A Lot to Lear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ook Swor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ook Swor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Katara, Seeking Reven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Katara, Seeking Reven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tand Unite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tand Unite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Zuko, Seeking Hon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Zuko, Seeking Hon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crobatic Lea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crobatic Lea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udshif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udshif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uelist's Herit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uelist's Herit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Valorous St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Valorous St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rainsto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rainsto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oastal Pirac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oastal Pirac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ramatic Revers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ramatic Revers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antic Searc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antic Searc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astion of Remembr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astion of Remembr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ark De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ark De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iresigh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iresigh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olt Ben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olt Ben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athartic Reun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athartic Reun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ry Conflue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ry Conflue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ists of Flam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ists of Flam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scendants' Pa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scendants' Pa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nspiring Ca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nspiring Ca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any Part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any Parting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spicious Bookca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spicious Bookca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ang, Air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ang, Air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nk Gyats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nk Gyats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okka, Sword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okka, Sword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ki, Kyoshi Cap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ki, Kyoshi Capt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ale of Mom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ale of Mom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aboon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aboon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he Blue 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he Blue 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hakra Medit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hakra Medit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atara, Water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atara, Water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ui and La, Moon and Oce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ui and La, Moon and Oce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an Shi Tong, All-Know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an Shi Tong, All-Know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Waterbender's Restor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Waterbender's Restor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la, Ruthless Fir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la, Ruthless Fir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sperate Plea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sperate Plea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ire Nation Occup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ire Nation Occup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ire Nation Salvag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ire Nation Salvag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o and Li, Royal Adviso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o and Li, Royal Adviso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yla, Shirshu Sleu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yla, Shirshu Sleu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vatar Roku, Fire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vatar Roku, Fire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hong and Lily, Noma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hong and Lily, Noma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ng, Roku's Compan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ng, Roku's Compan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roh, Dragon of the W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roh, Dragon of the W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ost in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ost in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Overwhelming Victo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Overwhelming Victo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Reckless Blaz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Reckless Blaz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mellerbee, Rebel Figh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mellerbee, Rebel Figh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Zuko, Fire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Zuko, Fire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vatar Kyoshi, Earth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vatar Kyoshi, Earth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ison Whist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ison Whist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he Cabbage Merch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he Cabbage Merch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rystalline Arm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rystalline Arm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ei Bai, Forest Guardi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ei Bai, Forest Guardi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aster's Guid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aster's Guid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ale of Katara and Top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ale of Katara and Top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ectonic Spl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ectonic Spl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oph, Earthbending Mas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oph, Earthbending Mas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ang, Air Noma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ang's Defen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ardvark Slo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ardvark Slo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llied Teamwor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llied Teamwor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Katara, Heroic H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Katara, Heroic Heal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yoshi Warrior Gua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yoshi Warrior Guar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omo, Rambunctious Rasc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omo, Rambunctious Rasca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ledding Otter-Pengu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okka, Wolf Cove's Protec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undra Wall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olf Cove Villa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ny Ent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ny Ent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lying Dolphin-Fis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lying Dolphin-Fis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ost in the Spirit Worl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ost in the Spirit Worl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he Terror of Serpent's Pas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he Terror of Serpent's Pa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urtle-Sea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urtle-Sea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Water W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Water Whip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lephant-R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lephant-Ra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ire Nation Ambush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ire Nation Ambush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ire Nation Sentine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ire Nation Sentine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ilacor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ilacor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ion Vultu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ion Vultu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urple Pentapu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urple Pentap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apital Guar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ragon Moo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ragon Moo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ire Nation Archer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ire Nation Archer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ire Nation Sold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ire Nation's Conques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roh, Firebending Instruct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Komodo Rhin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Komodo Rhino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oyal Fire S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oyal Fire S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Roku's Maste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Roku's Maste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Warship Scou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Zhao, the Seething Flam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Zuko, Avatar Hunt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Zuko's Offens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umi, Eclectic Earthbe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umi, Eclectic Earthbe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Earthbending Stude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el-Houn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el-Houn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og-Squirrel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og-Squirrel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ippo-Cow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ippo-Cow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tch the Odd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tch the Odd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ismic Tutel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ismic Tutel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og-Monkey Ramp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og-Monkey Ramp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echanical Gli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echanical Gli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eed the Swar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eed the Swar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Run Amo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Run Amo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hriving Bluff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hriving Bluff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riving Grov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riving Grov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hriving Hea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hriving Heath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hriving Is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hriving Isl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hriving Mo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hriving Mo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ang, Air Noma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ang's Defen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ardvark Sloth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Katara, Heroic Heal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omo, Rambunctious Rasca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ath to Redemp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Razor Ring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ledding Otter-Pengu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okka, Wolf Cove's Prote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Tundra Wall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Wolf Cove Villag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Capital Gua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Dragon Moo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ire Nation Sold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Fire Nation's Conques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Iroh, Firebending Instruc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Komodo Rhino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Run Amo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Warship Scou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Zhao, the Seething Flam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Zuko, Avatar Hunt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Zuko's Offens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nlightened Tu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lawless Maneuv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ierce Guardianship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ystical Tu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Deadly Rollic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ntomb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eflecting Swa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Gambl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Obscuring Haz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Worldly Tut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rcane Signe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ol R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3" office:value-type="string" calcext:value-type="string">
            <text:p>TL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wiftfoot Boot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llistic Boul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llistic Boul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4" office:value-type="string" calcext:value-type="string">
            <text:p>TTL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5" office:value-type="string" calcext:value-type="string">
            <text:p>TT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, Awoken Avatar (Marit Lag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5" office:value-type="string" calcext:value-type="string">
            <text:p>TT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ang, Awoken Avatar (Marit Lag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5" office:value-type="string" calcext:value-type="string">
            <text:p>TT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Path of Ancest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Torment of Hailfi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Torment of Hailfi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Blood Mo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Blood Mo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Dramatic Entra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Dramatic Entra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Aang, Ascendant Airbender (Serra Ascendant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Aang, Ascendant Airbender (Serra Ascendant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Avatar Sanctuary (Cryptolith Rit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Avatar Sanctuary (Cryptolith Rit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Huu's Reach (Kodama's Reach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Huu's Reach (Kodama's Reach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Chain of Vap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Chain of Vap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Meltdow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Meltdow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ture's Claim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ture's Claim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Anguished Unmaking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Anguished Unmaking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Putref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Putref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Preordai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Preordai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Painful Truth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Painful Truth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Past in Flames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Past in Flame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Force of Vig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Force of Vig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Expressive Iteratio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Expressive Iteratio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Absolutely Accurate Actor (Phantasmal Image)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Absolutely Accurate Actor (Phantasmal Imag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Braid of Fir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Braid of Fir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Cursed Mirror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Cursed Mirro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Mask of Memory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Mask of Memory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Thespian's Stage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Thespian's Stage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7062" calcext:value-type="float">
            <text:p>7062</text:p>
          </table:table-cell>
          <table:table-cell office:value-type="string" calcext:value-type="string">
            <text:p>Shu Jing Meteorite (Fellwar Stone)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6" office:value-type="string" calcext:value-type="string">
            <text:p>SLD</text:p>
          </table:table-cell>
          <table:table-cell office:value-type="float" office:value="7063" calcext:value-type="float">
            <text:p>7063</text:p>
          </table:table-cell>
          <table:table-cell office:value-type="string" calcext:value-type="string">
            <text:p>Command Tow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7" office:value-type="string" calcext:value-type="string">
            <text:p>PU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8" office:value-type="string" calcext:value-type="string">
            <text:p>PF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9" office:value-type="string" calcext:value-type="string">
            <text:p>PW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-Gra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9" office:value-type="string" calcext:value-type="string">
            <text:p>PW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-Gra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9" office:value-type="string" calcext:value-type="string">
            <text:p>PW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9" office:value-type="string" calcext:value-type="string">
            <text:p>PW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27" office:value-type="string" calcext:value-type="string">
            <text:p>PM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, Air Nomad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27" office:value-type="string" calcext:value-type="string">
            <text:p>PM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11" office:value-type="string" calcext:value-type="string">
            <text:p>PS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11" office:value-type="string" calcext:value-type="string">
            <text:p>PS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bender Ascensio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atar's Wrath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koda, Selfless Command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e Legend of Yangchen // Avatar Yangche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mo, Friendly Fli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 Pole Voyag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ki, Courageous Rescu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ited Fron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 Legend of Kuruk // Avatar Kuruk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Mechanist, Aerial Artisa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cret of Bloodbendi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irit Water Revival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ger-Seal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Unagi of Kyoshi Island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iling Rock Riot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ay of Black Su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he Fire Nation Drill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oggy Swamp Vision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i, Scornful Strik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ven Eagl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e Rise of Sozin // Fire Lord Sozi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irebender Ascensio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he Last Agni Kai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he Legend of Roku // Avatar Roku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irect Lightni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zin's Come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artime Protestor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vatar Destiny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dgermole Cub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iligent Zookeep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arthbender Ascensio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arthen Ally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lemental Teaching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reat Divide Guid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he Legend of Kyoshi // Avatar Kyoshi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ang, at the Crossroads // Aang, Destined Savio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ang, Swift Savior // Aang and La, Ocean's Fury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vatar Aang // Aang, Master of Element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zula, Cunning Usurp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eifong's Bounty Hunter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arth King's Lieutenant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 Lord Zuko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roh, Tea Mast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atara, the Fearles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andbender Scavengers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okka, Bold Boomerang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oph, Hardheaded Teach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lanetarium of Wan Shi Tong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White Lotus Til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bandoned Air Templ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gna Qel'a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a Sing S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ire Nation Palace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asmine Dragon Tea Shop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ealm of Koh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2" office:value-type="string" calcext:value-type="string">
            <text:p>PTL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ecret Tunnel</text:p>
          </table:table-cell>
          <table:table-cell office:value-type="string" calcext:value-type="string">
            <text:p>Prerelease Stamp Foil</text:p>
          </table:table-cell>
          <table:table-cell/>
        </table:table-row>
        <table:table-row table:style-name="ro1">
          <table:table-cell table:style-name="ce13" office:value-type="string" calcext:value-type="string">
            <text:p>S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-Faced Substitute Card</text:p>
          </table:table-cell>
          <table:table-cell office:value-type="string" calcext:value-type="string">
            <text:p>Non-foil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, the Last Airbend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, the Last Airbend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mo, Playful Pe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mo, Playful Pe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er-Pengui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er-Pengui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 Lee, Chi Block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terbender Ascensio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o Dee, One of Many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o Dee, One of Many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, Jaded Edg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, Jaded Edg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hao, the Moon Slay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dgermol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dgermol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Boulder, Ready to Rumbl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Boulder, Ready to Rumbl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mi, King of Three Trial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mi, King of Three Trial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Earth Kin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llar Launch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llar Launch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ckalanch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ckalanch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tle-Duck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tle-Duck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lucky Cabbage Merchan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ng, Swift Savio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ng, Swift Savio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 Lord Azula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et, Freedom Fight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et, Freedom Fight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kka, Tenacious Tacticia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Zuko, Conflicted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sty Boomeran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sty Boomeran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et, Rebel Lead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re Lord Ozai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orm of Memorie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tara, Seeking Reveng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tara, Seeking Reveng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tion of Remembranc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tion of Remembranc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pa, Aang's Companio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ppa, Steadfast Guardia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n Shi Tong, Libraria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oh, the Face Steal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hoenix Fleet Airship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n and Shaw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 Lion-Turtl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Walls of Ba Sing S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zai, the Phoenix Kin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ang's Iceberg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ue, the Moon Spiri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bsessive Pursui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ted Firepow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irebending Studen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ang, at the Crossroad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ang, at the Crossroad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umi, Unleashed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roh, Grand Lotu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tara, Water Tribe's Hope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oph, the First Metalbender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4" office:value-type="string" calcext:value-type="string">
            <text:p>AT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Art Card – Gold Signature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, the Vigilan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ara's Reversal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 Nation Turre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mpbender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kka's Charg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rthshape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 and Zuko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ang and Katara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ph, Greatest Earthbender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kka and Suki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mo's Heist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5" office:value-type="string" calcext:value-type="string">
            <text:p>AT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cle's Musings</text:p>
          </table:table-cell>
          <table:table-cell office:value-type="string" calcext:value-type="string">
            <text:p>Ar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ng Tutorial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uko Tutorial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g Creatur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6" office:value-type="string" calcext:value-type="string">
            <text:p>F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rth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dom Fighter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i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 Bai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urgent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ordmaster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tara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brarian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ar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zula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d Advic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unty Hunter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ightmar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zai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inforced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lentles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ege Engin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ire Nation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ire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roh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usician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bell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oku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arky Sparky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Zuko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t the Zoo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umi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bbages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arth Kingdom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arth Rumble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arthbend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Kyoshi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ph</text:p>
          </table:table-cell>
          <table:table-cell office:value-type="string" calcext:value-type="string">
            <text:p>Front Card</text:p>
          </table:table-cell>
          <table:table-cell/>
        </table:table-row>
        <table:table-row table:style-name="ro1">
          <table:table-cell table:style-name="ce17" office:value-type="string" calcext:value-type="string">
            <text:p>JT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rines</text:p>
          </table:table-cell>
          <table:table-cell office:value-type="string" calcext:value-type="string">
            <text:p>Front Card</text:p>
          </table:table-cell>
          <table:table-cell/>
        </table:table-row>
      </table:table>
      <table:named-expressions/>
      <table:database-ranges>
        <table:database-range table:name="__Anonymous_Sheet_DB__0" table:target-range-address="List.A1:List.E17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 style:data-style-name="N2" text:time-value="14:50:20.25405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2T13:52:32.154685600</meta:creation-date>
    <dc:date>2026-04-20T14:53:30.979182400</dc:date>
    <meta:editing-duration>PT34M46S</meta:editing-duration>
    <meta:editing-cycles>6</meta:editing-cycles>
    <meta:generator>LibreOffice/26.2.1.2$Windows_X86_64 LibreOffice_project/620$Build-2</meta:generator>
    <meta:document-statistic meta:table-count="1" meta:cell-count="6849" meta:object-count="0"/>
  </office:meta>
</office:document-meta>
</file>